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96a26" officeooo:paragraph-rsid="00096a26"/>
    </style:style>
    <style:style style:name="P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3" style:family="paragraph" style:parent-style-name="Standard">
      <style:text-properties officeooo:rsid="0007ae84" officeooo:paragraph-rsid="0007ae84"/>
    </style:style>
    <style:style style:name="P4" style:family="paragraph" style:parent-style-name="Standard">
      <style:text-properties officeooo:rsid="000958a1" officeooo:paragraph-rsid="000958a1"/>
    </style:style>
    <style:style style:name="P5" style:family="paragraph" style:parent-style-name="Standard">
      <style:text-properties officeooo:rsid="000958a1" officeooo:paragraph-rsid="00096a26"/>
    </style:style>
    <style:style style:name="P6" style:family="paragraph" style:parent-style-name="Standard">
      <style:text-properties officeooo:rsid="00096a26" officeooo:paragraph-rsid="00096a26"/>
    </style:style>
    <style:style style:name="P7" style:family="paragraph" style:parent-style-name="Standard">
      <style:text-properties officeooo:rsid="000ab73d" officeooo:paragraph-rsid="000ab73d"/>
    </style:style>
    <style:style style:name="P8" style:family="paragraph" style:parent-style-name="Standard">
      <style:text-properties officeooo:rsid="000bd92f" officeooo:paragraph-rsid="000bd92f"/>
    </style:style>
    <style:style style:name="P9" style:family="paragraph" style:parent-style-name="Standard">
      <style:text-properties officeooo:rsid="000c550e" officeooo:paragraph-rsid="000c550e"/>
    </style:style>
    <style:style style:name="P10" style:family="paragraph" style:parent-style-name="Standard">
      <style:text-properties officeooo:rsid="000c882e" officeooo:paragraph-rsid="000c882e"/>
    </style:style>
    <style:style style:name="P11" style:family="paragraph" style:parent-style-name="Text_20_body">
      <style:text-properties officeooo:rsid="000ab73d" officeooo:paragraph-rsid="000ab73d"/>
    </style:style>
    <style:style style:name="P12" style:family="paragraph" style:parent-style-name="Standard">
      <style:text-properties officeooo:rsid="00096a26" officeooo:paragraph-rsid="000958a1"/>
    </style:style>
    <style:style style:name="P13" style:family="paragraph" style:parent-style-name="Standard">
      <style:text-properties officeooo:rsid="000c550e" officeooo:paragraph-rsid="000c550e"/>
    </style:style>
    <style:style style:name="P14" style:family="paragraph" style:parent-style-name="Standard">
      <style:text-properties officeooo:rsid="000d056b" officeooo:paragraph-rsid="000d056b"/>
    </style:style>
    <style:style style:name="P15" style:family="paragraph" style:parent-style-name="Text_20_body">
      <style:text-properties officeooo:rsid="000e74cb" officeooo:paragraph-rsid="000e74cb"/>
    </style:style>
    <style:style style:name="T1" style:family="text">
      <style:text-properties officeooo:rsid="00096a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Liberation Serif" fo:font-size="12pt" fo:letter-spacing="normal" style:font-size-asian="12pt" style:font-size-complex="12pt"/>
    </style:style>
    <style:style style:name="T5" style:family="text">
      <style:text-properties fo:font-variant="normal" fo:text-transform="none" fo:color="#24292e" style:font-name="SFMono-Regular" fo:font-size="7.80000019073486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4292e" style:font-name="SFMono-Regular" fo:font-size="7.80000019073486pt" fo:letter-spacing="normal" fo:font-style="normal" fo:font-weight="normal" officeooo:rsid="000bd92f" loext:padding="0cm" loext:border="non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sm <text:s/>SIM800L</text:p>
      <text:p text:style-name="P3"/>
      <text:h text:style-name="Heading_20_1" text:outline-level="1">Installation <text:span text:style-name="T1">de la liaison série ttyS0</text:span></text:h>
      <text:p text:style-name="P3"/>
      <text:p text:style-name="P3">Dans raspi-config choisir </text:p>
      <text:p text:style-name="P3"/>
      <text:p text:style-name="P3">5 Interfacing-Options</text:p>
      <text:p text:style-name="P4">puis choisir P6-serial </text:p>
      <text:p text:style-name="P4">désactiver le shell <text:span text:style-name="T1">et activer le port série</text:span></text:p>
      <text:p text:style-name="P4"/>
      <text:p text:style-name="P12">Valider la fenêtre </text:p>
      <text:p text:style-name="P5"><text:tab/>The serial login shell is disabled <text:s/></text:p>
      <text:p text:style-name="P5"><text:s text:c="12"/>The serial interface is enabled </text:p>
      <text:p text:style-name="P5"/>
      <text:p text:style-name="P6">puis rebouter pour valider les options.</text:p>
      <text:p text:style-name="P6"/>
      <text:h text:style-name="Heading_20_1" text:outline-level="1">Installation de minicom</text:h>
      <text:p text:style-name="P6"/>
      <text:p text:style-name="P6">root@raspberrypi:/dev# apt install minicom</text:p>
      <text:p text:style-name="P6"/>
      <text:p text:style-name="P6">exécuter minicom</text:p>
      <text:p text:style-name="P6"/>
      <text:p text:style-name="P6">root@raspberrypi:/dev# minicom -s</text:p>
      <text:p text:style-name="P6"/>
      <text:p text:style-name="P7">régler le port série sur ttyS0 vitesse 115200 8N1</text:p>
      <text:p text:style-name="P7">enregistrer la config puis choisir sortir.</text:p>
      <text:p text:style-name="P7"/>
      <text:p text:style-name="P7">Saisir la commande <text:span text:style-name="T2">at</text:span> le modem doit répondre <text:span text:style-name="T2">OK</text:span></text:p>
      <text:p text:style-name="P7"/>
      <text:p text:style-name="P7">contrôle A Z Q pour sortir de minicom. </text:p>
      <text:p text:style-name="P7"/>
      <text:p text:style-name="P7">A partir de cette étape nous avons vérifié le câble du modem SIM800L</text:p>
      <text:p text:style-name="P7"/>
      <text:h text:style-name="Heading_20_1" text:outline-level="1">Installation de gammu-smsd</text:h>
      <text:p text:style-name="Text_20_body"/>
      <text:p text:style-name="P11">Le modem Sim800L est compatible avec le daemon gammu-smsd.</text:p>
      <text:p text:style-name="P11">root@raspberrypi:/dev# apt install gammu-smsd</text:p>
      <text:p text:style-name="P11">root@raspberrypi:/dev# gammu-smsd -v</text:p>
      <text:p text:style-name="P11">Gammu-smsd version 1.40.0</text:p>
      <text:p text:style-name="P11"/>
      <text:h text:style-name="Heading_20_1" text:outline-level="1"><text:soft-page-break/>Configuration de gammu-smsd</text:h>
      <text:p text:style-name="P6"/>
      <text:p text:style-name="P6"><text:span text:style-name="T3">gammu-smsd lit la configuration à partir d'un fichier de configuration. Son emplacement peut être spécifié sur la ligne de commande (option -c), sinon le fichier par défaut </text:span><text:span text:style-name="Strong_20_Emphasis"><text:span text:style-name="T3">/etc/gammu-smsdrc</text:span></text:span><text:span text:style-name="T4"> </text:span><text:span text:style-name="T3">est utilisé.</text:span><text:span text:style-name="T8"> </text:span></text:p>
      <text:p text:style-name="P6"/>
      <text:p text:style-name="P1"><text:span text:style-name="Source_20_Text"><text:span text:style-name="T5"># Configuration file for Gammu SMS Daemon</text:span></text:span></text:p>
      <text:p text:style-name="P2"/>
      <text:p text:style-name="P2"><text:span text:style-name="Source_20_Text"><text:span text:style-name="T5">[gammu]</text:span></text:span></text:p>
      <text:p text:style-name="P2"/>
      <text:p text:style-name="P2"><text:span text:style-name="Source_20_Text"><text:span text:style-name="T5">port = /dev/tty</text:span></text:span><text:span text:style-name="Source_20_Text"><text:span text:style-name="T6">S0</text:span></text:span></text:p>
      <text:p text:style-name="P2"><text:span text:style-name="Source_20_Text"><text:span text:style-name="T5">connection = at</text:span></text:span></text:p>
      <text:p text:style-name="P2"/>
      <text:p text:style-name="P2"><text:span text:style-name="Source_20_Text"><text:span text:style-name="T5">[smsd]</text:span></text:span></text:p>
      <text:p text:style-name="P2"><text:span text:style-name="Source_20_Text"><text:span text:style-name="T5">service = files</text:span></text:span></text:p>
      <text:p text:style-name="P2"><text:span text:style-name="Source_20_Text"><text:span text:style-name="T5">logfile = syslog</text:span></text:span></text:p>
      <text:p text:style-name="P2"><text:span text:style-name="Source_20_Text"><text:span text:style-name="T5"># Increase for debugging information</text:span></text:span></text:p>
      <text:p text:style-name="P2"><text:span text:style-name="Source_20_Text"><text:span text:style-name="T5">debuglevel = 0</text:span></text:span></text:p>
      <text:p text:style-name="P2"><text:span text:style-name="Source_20_Text"><text:span text:style-name="T5"/></text:span></text:p>
      <text:p text:style-name="P2"><text:span text:style-name="Source_20_Text"><text:span text:style-name="T5">pin = 0000</text:span></text:span></text:p>
      <text:p text:style-name="P2"/>
      <text:p text:style-name="P2"><text:span text:style-name="Source_20_Text"><text:span text:style-name="T5"># Paths where messages are stored</text:span></text:span></text:p>
      <text:p text:style-name="P2"><text:span text:style-name="Source_20_Text"><text:span text:style-name="T5">inboxpath = /var/spool/gammu/inbox/</text:span></text:span></text:p>
      <text:p text:style-name="P2"><text:span text:style-name="Source_20_Text"><text:span text:style-name="T5">outboxpath = /var/spool/gammu/outbox/</text:span></text:span></text:p>
      <text:p text:style-name="P2"><text:span text:style-name="Source_20_Text"><text:span text:style-name="T5">sentsmspath = /var/spool/gammu/sent/</text:span></text:span></text:p>
      <text:p text:style-name="P2"><text:span text:style-name="Source_20_Text"><text:span text:style-name="T5">errorsmspath = /var/spool/gammu/error/</text:span></text:span></text:p>
      <text:p text:style-name="P6"/>
      <text:p text:style-name="P8">Arrêter le deamon puis redémarrer</text:p>
      <text:p text:style-name="P8"/>
      <text:p text:style-name="P8">root@raspberrypi:/dev# sudo service gammu-smsd stop</text:p>
      <text:p text:style-name="P8">root@raspberrypi:/dev# sudo service gammu-smsd start</text:p>
      <text:p text:style-name="P8"/>
      <text:p text:style-name="P8"/>
      <text:h text:style-name="Heading_20_1" text:outline-level="1">Installation du reset</text:h>
      <text:p text:style-name="P9"/>
      <text:p text:style-name="P10">Installer WiringPi</text:p>
      <text:p text:style-name="P10"/>
      <text:p text:style-name="P10">apt install wiringpi</text:p>
      <text:p text:style-name="P9"/>
      <text:p text:style-name="P9">Copier le fichier resetGSM.c dans <text:span text:style-name="T9">home/</text:span><text:span text:style-name="T7">pi</text:span></text:p>
      <text:p text:style-name="P9">le compiler</text:p>
      <text:p text:style-name="P9"/>
      <text:p text:style-name="P9">installer dans le crontab la ligne suivante</text:p>
      <text:p text:style-name="P9"/>
      <text:p text:style-name="P9">@reboot /home/pi/resetGSM</text:p>
      <text:p text:style-name="P9"/>
      <text:p text:style-name="P9"/>
      <text:h text:style-name="Heading_20_1" text:outline-level="1"><text:soft-page-break/>Envoyer un SMS</text:h>
      <text:p text:style-name="Text_20_body"/>
      <text:p text:style-name="P15">La commande gammu-smsd-inject permet de créer et d’envoyer un SMS.</text:p>
      <text:p text:style-name="P14"/>
      <text:p text:style-name="P14">root@raspberrypi:/home/pi# <text:span text:style-name="T2">gammu-smsd-inject TEXT 0689744235 -text "Nous sommes <text:s text:c="40"/>le `date`"</text:span></text:p>
      <text:p text:style-name="P14">gammu-smsd-inject[861]: Created outbox message OUTC20200503_172007_00_0689744235 <text:s text:c="39"/>_sms0.smsbackup</text:p>
      <text:p text:style-name="P14">Written message with ID /var/spool/gammu/outbox/OUTC20200503_172007_00_068974423 <text:s text:c="39"/>5_sms0.smsback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2T10:45:32.166000000</meta:creation-date>
    <dc:date>2020-05-03T17:37:20.409000000</dc:date>
    <meta:editing-duration>PT2H33M16S</meta:editing-duration>
    <meta:editing-cycles>3</meta:editing-cycles>
    <meta:generator>LibreOffice/6.3.4.2$Windows_x86 LibreOffice_project/60da17e045e08f1793c57c00ba83cdfce946d0aa</meta:generator>
    <meta:document-statistic meta:table-count="0" meta:image-count="0" meta:object-count="0" meta:page-count="3" meta:paragraph-count="56" meta:word-count="286" meta:character-count="2241" meta:non-whitespace-character-count="1877"/>
  </office:meta>
</office:document-meta>
</file>